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9EFEFD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" style:font-family-generic="swiss"/>
    <style:font-face style:name="DejaVu Sans" svg:font-family="'DejaVu Sans'" style:font-adornments="Book" style:font-family-generic="swiss"/>
    <style:font-face style:name="Courier 10 Pitch" svg:font-family="'Courier 10 Pitch'" style:font-pitch="fixed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subtitle">
      <style:graphic-properties draw:fill-color="#ffffff" draw:auto-grow-height="true" fo:min-height="12.18cm"/>
    </style:style>
    <style:style style:name="pr2" style:family="presentation" style:parent-style-name="lyt-rededges-title">
      <style:graphic-properties fo:min-height="3.506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outline1">
      <style:graphic-properties fo:min-height="12.18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outline1">
      <style:graphic-properties fo:min-height="13.405cm"/>
    </style:style>
    <style:style style:name="pr7" style:family="presentation" style:parent-style-name="lyt-rededges-outline1">
      <style:graphic-properties fo:min-height="12.53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b2b2b2" fo:font-size="28pt" style:font-size-asian="28pt" style:font-size-complex="28pt"/>
    </style:style>
    <style:style style:name="T3" style:family="text">
      <style:text-properties style:font-name="Albany1"/>
    </style:style>
    <style:style style:name="T4" style:family="text">
      <style:text-properties style:font-name="Albany1" style:font-name-asian="DejaVu Sans" style:font-name-complex="DejaVu Sans"/>
    </style:style>
    <style:style style:name="T5" style:family="text">
      <style:text-properties fo:color="#b2b2b2" style:font-name="Albany1" fo:font-size="28pt" style:font-name-asian="DejaVu Sans" style:font-size-asian="28pt" style:font-name-complex="DejaVu Sans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b2b2b2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b2b2b2" style:font-name="Courier 10 Pitch"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b2b2b2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21.599cm" svg:height="12.18cm" svg:x="5.5cm" svg:y="4.914cm" presentation:class="subtitle">
          <draw:text-box>
            <text:p>Yet another smart todo-list software</text:p>
            <text:p><text:span text:style-name="T1">(Just another one? Really?! – No.)</text:span></text:p>
            <text:p><text:s/>implemented in modern Perl<text:line-break/>by Florian Heß</text:p>
            <text:p>2012-</text:p>
          </draw:text-box>
        </draw:frame>
        <draw:frame presentation:style-name="pr2" draw:layer="layout" svg:width="17.099cm" svg:height="3.506cm" svg:x="10.1cm" svg:y="0.837cm" presentation:class="title" presentation:user-transformed="true">
          <draw:text-box>
            <text:p>FlowgencyT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FlowgencyTM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Practice humane „multitasking“<text:line-break/><text:span text:style-name="T2">Step by step, sequencially</text:span></text:p>
              </text:list-item>
              <text:list-item>
                <text:p><text:span text:style-name="T3">Control urgency </text:span><text:span text:style-name="T4">≠ just priority</text:span><text:span text:style-name="T4"><text:line-break/></text:span><text:span text:style-name="T5">Urgency has 4 more, time-bound dimensions</text:span></text:p>
              </text:list-item>
              <text:list-item>
                <text:p><text:span text:style-name="T4">Keep apart working versus off-times</text:span><text:span text:style-name="T4"><text:line-break/></text:span><text:span text:style-name="T5">In the latter, let go of business worries</text:span></text:p>
                <text:p><text:span text:style-name="T4"/></text:p>
              </text:list-item>
            </text:list>
            <text:p text:style-name="P1"><text:span text:style-name="T4">Three challenges – one conce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2" draw:layer="layout" svg:width="17.599cm" svg:height="3.506cm" svg:x="9.6cm" svg:y="0.837cm" presentation:class="title" presentation:user-transformed="true">
          <draw:text-box>
            <text:p>What is FlowgencyTM?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Enter to-dos in a browser window</text:p>
              </text:list-item>
              <text:list-item>
                <text:p>Structure bigger tasks<text:line-break/><text:span text:style-name="T2">Steps, substeps, … (as reasonable)</text:span></text:p>
              </text:list-item>
              <text:list-item>
                <text:p>Enter a „deadline“ for each – always<text:line-break/><text:span text:style-name="T2">It is not carved in stone, but modifiable</text:span></text:p>
              </text:list-item>
              <text:list-item>
                <text:p>Check steps you have d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2" draw:layer="layout" svg:width="20.199cm" svg:height="3.506cm" svg:x="7cm" svg:y="0.837cm" presentation:class="title" presentation:user-transformed="true">
          <draw:text-box>
            <text:p>What is FlowgencyTM?</text:p>
          </draw:text-box>
        </draw:frame>
        <draw:frame presentation:style-name="pr6" draw:layer="layout" svg:width="21.599cm" svg:height="14.671cm" svg:x="5.5cm" svg:y="4.914cm" presentation:class="outline" presentation:user-transformed="true">
          <draw:text-box>
            <text:list text:style-name="L2">
              <text:list-item>
                <text:p>By deliberately clicking the logo, re-rank tasks at whatever time anew</text:p>
              </text:list-item>
              <text:list-item>
                <text:p>Ranking score based on 5 criteria:</text:p>
              </text:list-item>
            </text:list>
            <text:list text:style-name="L3">
              <text:list-item>
                <text:list>
                  <text:list-item>
                    <text:p>Priority: 1 = lowest .. arbitrarily high</text:p>
                  </text:list-item>
                  <text:list-item>
                    <text:p>How close the deadline is</text:p>
                  </text:list-item>
                  <text:list-item>
                    <text:p>… in relation to how much has been checked already</text:p>
                  </text:list-item>
                  <text:list-item>
                    <text:p>For how long it has been <text:span text:style-name="T6">opened</text:span></text:p>
                  </text:list-item>
                  <text:list-item>
                    <text:p>Estimated additional gross time need</text:p>
                  </text:list-item>
                </text:list>
              </text:list-item>
            </text:list>
            <text:list text:style-name="L2">
              <text:list-item>
                <text:p>Weight these criteria as you like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It's not that easy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Urgency dimensions increase with time progressing (except priority)</text:p>
                <text:p text:style-name="P1"><text:span text:style-name="T6">Gosh, what do you need by time?</text:span></text:p>
              </text:list-item>
              <text:list-item>
                <text:p>Also the time after I called it a day?<text:line-break/>How about week-ends, holidays?</text:p>
              </text:list-item>
              <text:list-item>
                <text:p>Subcutaneous stress – No, thanks.</text:p>
              </text:list-item>
              <text:list-item>
                <text:p>Regarding urgency, only <text:span text:style-name="T6">working time</text:span> count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The time model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So, define your custom time model<text:line-break/><text:span text:style-name="T2">But be pragmatic, accept that real life differs!</text:span></text:p>
                <text:p>Precisely, define time track(s)<text:line-break/><text:span text:style-name="T2">Ex: </text:span><text:span text:style-name="T7">default = </text:span><text:span text:style-name="T8">Mo-Fr@8-16,!12</text:span><text:span text:style-name="T7"> = </text:span><text:span text:style-name="T9">Monday thr. Friday from 8 to 16:59, 1h for lunch</text:span></text:p>
              </text:list-item>
              <text:list-item>
                <text:p><text:span text:style-name="T10">Variations, i.e. holidays and alike</text:span><text:span text:style-name="T10"><text:line-break/></text:span><text:span text:style-name="T9">Define them once &amp; reuse, no need for duplication in multiple tracks</text:span></text:p>
              </text:list-item>
              <text:list-item>
                <text:p><text:span text:style-name="T11">Past manipulation prot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The time model</text:p>
          </draw:text-box>
        </draw:frame>
        <draw:frame presentation:style-name="pr7" draw:layer="layout" svg:width="21.599cm" svg:height="12.534cm" svg:x="5.5cm" svg:y="4.914cm" presentation:class="outline" presentation:user-transformed="true">
          <draw:text-box>
            <text:list text:style-name="L2">
              <text:list-item>
                <text:p>For tasks define a so-called <text:span text:style-name="T6">time way</text:span><text:span text:style-name="T6"><text:line-break/></text:span><text:span text:style-name="T2">From start to the deadline</text:span></text:p>
              </text:list-item>
              <text:list-item>
                <text:p>Way consists of track stage(s)<text:line-break/><text:span text:style-name="T2">Tracks may change tracks at specified times</text:span></text:p>
              </text:list-item>
              <text:list-item>
                <text:p>First with <text:span text:style-name="T6">from</text:span>, all with <text:span text:style-name="T6">until</text:span> datetimes</text:p>
              </text:list-item>
              <text:list-item>
                <text:p>Tasks are hidden during off-time periods<text:line-break/><text:span text:style-name="T2">Their urgency scores are frozen anyw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User interface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User Interface: HTML5 webbrowser<text:span text:style-name="T12"><text:line-break/></text:span><text:span text:style-name="T2">Not a remote web service, but can be.</text:span><text:span text:style-name="T2"><text:line-break/></text:span><text:span text:style-name="T2">Mini web-server included to not rely on third party's privacy compliance / data security.</text:span></text:p>
              </text:list-item>
              <text:list-item>
                <text:p>4 in-page tabs with different views:<text:line-break/><text:span text:style-name="T2">Active (open or urgent) tasks with or without</text:span><text:span text:style-name="T2"><text:line-break/></text:span><text:span text:style-name="T2">paused and/or closed tasks.</text:span><text:span text:style-name="T2"><text:line-break/></text:span><text:span text:style-name="T2">Task archive, search function, time travel.</text:span><text:span text:style-name="T2"><text:line-break/></text:span><text:span text:style-name="T2">User settings. Page with various inf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Advanced features</text:p>
          </draw:text-box>
        </draw:frame>
        <draw:frame presentation:style-name="pr4" draw:layer="layout" svg:width="21.599cm" svg:height="13.73cm" svg:x="5.5cm" svg:y="4.914cm" presentation:class="outline" presentation:user-transformed="true">
          <draw:text-box>
            <text:list text:style-name="L2">
              <text:list-item>
                <text:p>Steps on same levels may differ in shares of overall expenditure estimate</text:p>
              </text:list-item>
              <text:list-item>
                <text:p>Steps can have more than one check<text:line-break/><text:span text:style-name="T2">Lazy, undescribed substepping</text:span></text:p>
              </text:list-item>
              <text:list-item>
                <text:p>Exclusive time track reservation (to do)</text:p>
              </text:list-item>
              <text:list-item>
                <text:p>Inter-task dependency = step linkages (to do)</text:p>
              </text:list-item>
              <text:list-item>
                <text:p>Auto-repeat functions (considered)</text:p>
              </text:list-item>
              <text:list-item>
                <text:p>Your feature requests are wel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1" svg:font-family="Albany" style:font-family-generic="swiss"/>
    <style:font-face style:name="DejaVu Sans" svg:font-family="'DejaVu Sans'" style:font-adornments="Book" style:font-family-generic="swiss"/>
    <style:font-face style:name="Courier 10 Pitch" svg:font-family="'Courier 10 Pitch'" style:font-pitch="fixed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4T20:31:09</meta:creation-date>
    <dc:date>2015-11-04T22:20:11.196321964</dc:date>
    <meta:editing-duration>PT3H32M37S</meta:editing-duration>
    <meta:editing-cycles>7</meta:editing-cycles>
    <meta:generator>LibreOffice/4.3.3.2$Linux_X86_64 LibreOffice_project/430m0$Build-2</meta:generator>
    <meta:document-statistic meta:object-count="68"/>
  </office:meta>
</office:document-meta>
</file>